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_5f_block_5f_1">
      <style:graphic-properties fo:min-height="0.512cm"/>
      <style:paragraph-properties style:writing-mode="lr-tb"/>
    </style:style>
    <style:style style:name="gr2" style:family="graphic" style:parent-style-name="_5f_block_5f_1">
      <style:graphic-properties fo:min-height="0.789cm"/>
      <style:paragraph-properties style:writing-mode="lr-tb"/>
    </style:style>
    <style:style style:name="gr3" style:family="graphic" style:parent-style-name="_5f_arrow">
      <style:graphic-properties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xml:id="id1" draw:id="id1" draw:layer="layout" svg:width="1.778cm" svg:height="0.762cm" svg:x="8.874cm" svg:y="2.143cm">
          <draw:text-box>
            <text:p>Main</text:p>
          </draw:text-box>
        </draw:frame>
        <draw:frame draw:style-name="gr2" xml:id="id2" draw:id="id2" draw:layer="layout" svg:width="2.286cm" svg:height="1.039cm" svg:x="5.191cm" svg:y="4.152cm">
          <draw:text-box>
            <text:p>JFrame</text:p>
          </draw:text-box>
        </draw:frame>
        <draw:frame draw:style-name="gr2" xml:id="id3" draw:id="id3" draw:layer="layout" svg:width="2.286cm" svg:height="1.039cm" svg:x="9.001cm" svg:y="4.533cm">
          <draw:text-box>
            <text:p>panelleft</text:p>
          </draw:text-box>
        </draw:frame>
        <draw:frame draw:style-name="gr2" xml:id="id4" draw:id="id4" draw:layer="layout" svg:width="2.286cm" svg:height="1.039cm" svg:x="14.081cm" svg:y="4.175cm">
          <draw:text-box>
            <text:p>keylistener</text:p>
          </draw:text-box>
        </draw:frame>
        <draw:connector draw:style-name="gr3" draw:text-style-name="P1" draw:layer="layout" svg:x1="9.763cm" svg:y1="2.905cm" svg:x2="6.334cm" svg:y2="4.152cm" draw:start-shape="id1" draw:start-glue-point="2" draw:end-shape="id2" draw:end-glue-point="0" svg:d="M9763 2905v624h-3429v623" svg:viewBox="0 0 3430 1248">
          <text:p/>
        </draw:connector>
        <draw:connector draw:style-name="gr3" draw:text-style-name="P1" draw:layer="layout" svg:x1="9.763cm" svg:y1="2.905cm" svg:x2="10.144cm" svg:y2="4.533cm" draw:start-shape="id1" draw:start-glue-point="2" draw:end-shape="id3" draw:end-glue-point="0" svg:d="M9763 2905v814h381v814" svg:viewBox="0 0 382 1629">
          <text:p/>
        </draw:connector>
        <draw:connector draw:style-name="gr3" draw:text-style-name="P1" draw:layer="layout" svg:x1="9.763cm" svg:y1="2.905cm" svg:x2="15.224cm" svg:y2="4.175cm" draw:start-shape="id1" draw:start-glue-point="2" draw:end-shape="id4" draw:end-glue-point="0" svg:d="M9763 2905v635h5461v635" svg:viewBox="0 0 5462 1271">
          <text:p/>
        </draw:connector>
        <draw:frame draw:style-name="gr2" xml:id="id5" draw:id="id5" draw:layer="layout" svg:width="2.54cm" svg:height="1.039cm" svg:x="15.859cm" svg:y="7.835cm">
          <draw:text-box>
            <text:p>Observable</text:p>
          </draw:text-box>
        </draw:frame>
        <draw:connector draw:style-name="gr3" draw:text-style-name="P1" draw:layer="layout" svg:x1="15.224cm" svg:y1="5.214cm" svg:x2="17.129cm" svg:y2="7.835cm" draw:start-shape="id4" draw:start-glue-point="2" draw:end-shape="id5" draw:end-glue-point="0" svg:d="M15224 5214v1311h1905v1310" svg:viewBox="0 0 1906 2622">
          <text:p/>
        </draw:connector>
        <draw:frame draw:style-name="gr2" xml:id="id6" draw:id="id6" draw:layer="layout" svg:width="2.286cm" svg:height="1.039cm" svg:x="5.191cm" svg:y="8.493cm">
          <draw:text-box>
            <text:p>Tetromino</text:p>
          </draw:text-box>
        </draw:frame>
        <draw:connector draw:style-name="gr3" draw:text-style-name="P1" draw:layer="layout" svg:x1="10.144cm" svg:y1="5.572cm" svg:x2="6.334cm" svg:y2="8.493cm" draw:start-shape="id3" draw:start-glue-point="2" draw:end-shape="id6" draw:end-glue-point="0" svg:d="M10144 5572v1461h-3810v1460" svg:viewBox="0 0 3811 2922">
          <text:p/>
        </draw:connector>
        <draw:connector draw:style-name="gr3" draw:text-style-name="P1" draw:layer="layout" svg:x1="10.144cm" svg:y1="5.572cm" svg:x2="15.097cm" svg:y2="11.795cm" draw:start-shape="id3" draw:start-glue-point="2" draw:end-shape="id7" draw:end-glue-point="0" svg:d="M10144 5572v3112h4953v3111" svg:viewBox="0 0 4954 6224">
          <text:p/>
        </draw:connector>
        <draw:frame draw:style-name="gr2" xml:id="id8" draw:id="id8" draw:layer="layout" svg:width="2.286cm" svg:height="1.039cm" svg:x="8.366cm" svg:y="8.874cm">
          <draw:text-box>
            <text:p>Gamefield</text:p>
          </draw:text-box>
        </draw:frame>
        <draw:connector draw:style-name="gr3" draw:text-style-name="P1" draw:layer="layout" svg:x1="10.144cm" svg:y1="5.572cm" svg:x2="9.509cm" svg:y2="8.874cm" draw:start-shape="id3" draw:start-glue-point="2" draw:end-shape="id8" draw:end-glue-point="0" svg:d="M10144 5572v1651h-635v1651" svg:viewBox="0 0 636 3303">
          <text:p/>
        </draw:connector>
        <draw:frame draw:style-name="gr2" xml:id="id9" draw:id="id9" draw:layer="layout" svg:width="2.286cm" svg:height="1.039cm" svg:x="2.143cm" svg:y="8.089cm">
          <draw:text-box>
            <text:p>Graphics</text:p>
          </draw:text-box>
        </draw:frame>
        <draw:connector draw:style-name="gr3" draw:text-style-name="P1" draw:layer="layout" svg:x1="10.144cm" svg:y1="5.572cm" svg:x2="3.286cm" svg:y2="8.089cm" draw:start-shape="id3" draw:start-glue-point="2" draw:end-shape="id9" draw:end-glue-point="0" svg:d="M10144 5572v1259h-6858v1258" svg:viewBox="0 0 6859 2518">
          <text:p/>
        </draw:connector>
        <draw:frame draw:style-name="gr2" xml:id="id10" draw:id="id10" draw:layer="layout" svg:width="3.048cm" svg:height="1.039cm" svg:x="8.747cm" svg:y="12.153cm">
          <draw:text-box>
            <text:p>Gamefield row</text:p>
          </draw:text-box>
        </draw:frame>
        <draw:frame draw:style-name="gr2" xml:id="id11" draw:id="id11" draw:layer="layout" svg:width="3.175cm" svg:height="1.039cm" svg:x="9.128cm" svg:y="15.201cm">
          <draw:text-box>
            <text:p>Gamefield cell</text:p>
          </draw:text-box>
        </draw:frame>
        <draw:connector draw:style-name="gr3" draw:text-style-name="P1" draw:layer="layout" svg:x1="9.509cm" svg:y1="9.913cm" svg:x2="10.271cm" svg:y2="12.153cm" draw:start-shape="id8" draw:start-glue-point="2" draw:end-shape="id10" draw:end-glue-point="0" svg:d="M9509 9913v1120h762v1120" svg:viewBox="0 0 763 2241">
          <text:p/>
        </draw:connector>
        <draw:connector draw:style-name="gr3" draw:text-style-name="P1" draw:layer="layout" svg:x1="10.271cm" svg:y1="13.192cm" svg:x2="10.715cm" svg:y2="15.201cm" draw:start-shape="id10" draw:start-glue-point="2" draw:end-shape="id11" draw:end-glue-point="0" svg:d="M10271 13192v1005h444v1004" svg:viewBox="0 0 445 2010">
          <text:p/>
        </draw:connector>
        <draw:frame draw:style-name="gr2" xml:id="id12" draw:id="id12" draw:layer="layout" svg:width="2.286cm" svg:height="1.039cm" svg:x="5.445cm" svg:y="12.153cm">
          <draw:text-box>
            <text:p>Tet_no</text:p>
          </draw:text-box>
        </draw:frame>
        <draw:frame draw:style-name="gr2" xml:id="id13" draw:id="id13" draw:layer="layout" svg:width="3.429cm" svg:height="1.039cm" svg:x="4.175cm" svg:y="15.074cm">
          <draw:text-box>
            <text:p>Tet_no_T_shape</text:p>
          </draw:text-box>
        </draw:frame>
        <draw:connector draw:style-name="gr3" draw:text-style-name="P1" draw:layer="layout" svg:x1="6.588cm" svg:y1="13.192cm" svg:x2="5.889cm" svg:y2="15.074cm" draw:start-shape="id12" draw:start-glue-point="2" draw:end-shape="id13" svg:d="M6588 13192v941h-699v941" svg:viewBox="0 0 700 1883">
          <text:p/>
        </draw:connector>
        <draw:connector draw:style-name="gr3" draw:text-style-name="P1" draw:layer="layout" svg:x1="9.509cm" svg:y1="9.913cm" svg:x2="6.588cm" svg:y2="12.153cm" draw:start-shape="id8" draw:start-glue-point="2" draw:end-shape="id12" draw:end-glue-point="0" svg:d="M9509 9913v1120h-2921v1120" svg:viewBox="0 0 2922 2241">
          <text:p/>
        </draw:connector>
        <draw:frame draw:style-name="gr2" xml:id="id7" draw:id="id7" draw:layer="layout" svg:width="2.286cm" svg:height="1.039cm" svg:x="13.954cm" svg:y="11.795cm">
          <draw:text-box>
            <text:p>Observer</text:p>
          </draw:text-box>
        </draw:frame>
        <draw:connector draw:style-name="gr3" draw:text-style-name="P1" draw:layer="layout" svg:x1="9.509cm" svg:y1="9.913cm" svg:x2="15.097cm" svg:y2="11.795cm" draw:start-shape="id8" draw:start-glue-point="2" draw:end-shape="id7" draw:end-glue-point="0" svg:d="M9509 9913v941h5588v941" svg:viewBox="0 0 5589 1883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_5f_block_5f_1" style:display-name="_block_1" style:family="graphic" style:parent-style-name="standard">
      <style:graphic-properties draw:stroke-dash="Dashed_20__28_var_29__20_4" svg:stroke-color="#000000" draw:fill="solid" draw:fill-color="#ffc9fe" draw:fill-gradient-name="Gradient_20_1" draw:fill-hatch-name="Hatching_20_1" draw:fill-image-name="Bitmap_20_1"/>
      <style:text-properties fo:font-size="10pt"/>
    </style:style>
    <style:style style:name="_5f_arrow" style:display-name="_arrow" style:family="graphic" style:parent-style-name="standard">
      <style:graphic-properties draw:stroke-dash="Dashed_20__28_var_29__20_4" svg:stroke-color="#000000" draw:marker-end="Arrow" draw:fill-gradient-name="Gradient_20_1" draw:fill-hatch-name="Hatching_20_1" draw:fill-image-name="Bitmap_20_1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24T06:26:45.784568956</meta:creation-date>
    <dc:date>2022-08-24T07:13:34.391247452</dc:date>
    <meta:editing-duration>PT36M36S</meta:editing-duration>
    <meta:editing-cycles>6</meta:editing-cycles>
    <meta:generator>LibreOffice/6.4.7.2$Linux_X86_64 LibreOffice_project/40$Build-2</meta:generator>
    <meta:document-statistic meta:object-count="26"/>
  </office:meta>
</office:document-meta>
</file>